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co2" style:family="table-column">
      <style:table-column-properties fo:break-before="auto" style:column-width="1.2819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3"/>
        <table:table-row table:style-name="ro1">
          <table:table-cell/>
          <table:table-cell table:style-name="ce2" office:value-type="string" calcext:value-type="string">
            <text:p>NanoASV_richness</text:p>
          </table:table-cell>
          <table:table-cell table:style-name="ce2" office:value-type="string" calcext:value-type="string">
            <text:p>Nygaard_richness</text:p>
          </table:table-cell>
          <table:table-cell table:style-name="ce2" office:value-type="string" calcext:value-type="string">
            <text:p>SituSeq_rich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noASV_richness</text:p>
          </table:table-cell>
          <table:table-cell office:value-type="float" office:value="1" calcext:value-type="float">
            <text:p>1</text:p>
          </table:table-cell>
          <table:table-cell office:value-type="float" office:value="0.8729914" calcext:value-type="float">
            <text:p>0.8729914</text:p>
          </table:table-cell>
          <table:table-cell office:value-type="float" office:value="0.9734502" calcext:value-type="float">
            <text:p>0.9734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ygaard_richness</text:p>
          </table:table-cell>
          <table:table-cell office:value-type="float" office:value="0.8729914" calcext:value-type="float">
            <text:p>0.8729914</text:p>
          </table:table-cell>
          <table:table-cell office:value-type="float" office:value="1" calcext:value-type="float">
            <text:p>1</text:p>
          </table:table-cell>
          <table:table-cell office:value-type="float" office:value="0.8679892" calcext:value-type="float">
            <text:p>0.86798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tuSeq_richness</text:p>
          </table:table-cell>
          <table:table-cell table:style-name="ce2" office:value-type="float" office:value="0.9734502" calcext:value-type="float">
            <text:p>0.9734502</text:p>
          </table:table-cell>
          <table:table-cell table:style-name="ce2" office:value-type="float" office:value="0.8679892" calcext:value-type="float">
            <text:p>0.867989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58:37.999999918</meta:creation-date>
    <dc:date>2024-12-04T12:01:05.893487063</dc:date>
    <meta:editing-duration>PT22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